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Record.getBitMas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Record.do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odeTypeRecord.process( ClusterRecord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cord.NodeTypeRecord( NodeTypeDef ntDef ,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deTypeRecord.NodeTypeRecord(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cord.g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Record.doWri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Record.NodeTypeRecord( Collection collection , boolean isRegister , Record rec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Record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